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number-columns-repeated="237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>
            <text:p>3.4 Patch3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>
            <text:p>3.5.2MP2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table:style-name="ce4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 table:number-columns-repeated="239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6"/>
          <table:table-cell>
            <text:p>3.1.400</text:p>
          </table:table-cell>
          <table:table-cell table:number-columns-repeated="244"/>
        </table:table-row>
        <table:table-row table:style-name="ro1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/>
          <table:table-cell>
            <text:p>3.4.0</text:p>
          </table:table-cell>
          <table:table-cell table:number-columns-repeated="2"/>
          <table:table-cell table:style-name="ce5">
            <text:p>3.4.1</text:p>
          </table:table-cell>
          <table:table-cell table:style-name="ce5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 table:style-name="ce4">
            <text:p>3.3.104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5">
            <text:p>3.4.2</text:p>
          </table:table-cell>
          <table:table-cell table:style-name="ce5">
            <text:p>3.4.3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>
            <text:p>3.3.201</text:p>
          </table:table-cell>
          <table:table-cell/>
          <table:table-cell table:style-name="ce5">
            <text:p>3.3.202</text:p>
          </table:table-cell>
          <table:table-cell table:style-name="ce5"/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/>
          <table:table-cell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ua.tests.doc</text:p>
          </table:table-cell>
          <table:table-cell table:number-columns-repeated="15"/>
          <table:table-cell>
            <text:p>1.0.0</text:p>
          </table:table-cell>
          <table:table-cell table:number-columns-repeated="239"/>
        </table:table-row>
        <table:table-row table:style-name="ro1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 table:number-columns-repeated="2"/>
          <table:table-cell>
            <text:p>3.2.300</text:p>
          </table:table-cell>
          <table:table-cell/>
          <table:table-cell>
            <text:p>3.2.301</text:p>
          </table:table-cell>
          <table:table-cell table:number-columns-repeated="2"/>
          <table:table-cell>
            <text:p>3.3.0</text:p>
          </table:table-cell>
          <table:table-cell table:number-columns-repeated="3"/>
          <table:table-cell table:style-name="ce4">
            <text:p>3.3.100</text:p>
          </table:table-cell>
          <table:table-cell table:number-columns-repeated="235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 table:number-columns-repeated="4"/>
          <table:table-cell>
            <text:p>3.4.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5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 table:number-columns-repeated="2"/>
          <table:table-cell>
            <text:p>3.4.0</text:p>
          </table:table-cell>
          <table:table-cell table:number-columns-repeated="239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6"/>
          <table:table-cell>
            <text:p>3.2.300</text:p>
          </table:table-cell>
          <table:table-cell table:number-columns-repeated="4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/>
          <table:table-cell>
            <text:p>3.2.500</text:p>
          </table:table-cell>
          <table:table-cell table:number-columns-repeated="235"/>
        </table:table-row>
        <table:table-row table:style-name="ro1">
          <table:table-cell>
            <text:p>org.eclipse.ui.tests.forms</text:p>
          </table:table-cell>
          <table:table-cell table:number-columns-repeated="10"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239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1/5/10</text:date>, <text:time>12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11-05T12:57:44</dc:date>
    <meta:print-date>2010-07-27T13:37:01</meta:print-date>
    <dc:language>en-US</dc:language>
    <meta:editing-cycles>12</meta:editing-cycles>
    <meta:editing-duration>PT1H8M21S</meta:editing-duration>
    <meta:user-defined meta:name="Info 1"/>
    <meta:user-defined meta:name="Info 2"/>
    <meta:user-defined meta:name="Info 3"/>
    <meta:user-defined meta:name="Info 4"/>
    <meta:document-statistic meta:table-count="3" meta:cell-count="164"/>
  </office:meta>
</office:document-meta>
</file>